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ontserrat" svg:font-family="Montserrat, sans-serif"/>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style:font-name="Arial1" fo:font-size="12pt" officeooo:rsid="0002eff3" officeooo:paragraph-rsid="0002eff3" style:font-size-asian="12pt" style:font-size-complex="12pt"/>
    </style:style>
    <style:style style:name="P2" style:family="paragraph" style:parent-style-name="Standard">
      <style:text-properties fo:color="#000000" style:font-name="Arial1" fo:font-size="12pt" officeooo:rsid="0002eff3" officeooo:paragraph-rsid="000318b9" style:font-size-asian="12pt" style:font-size-complex="12pt"/>
    </style:style>
    <style:style style:name="P3" style:family="paragraph" style:parent-style-name="Standard">
      <style:text-properties fo:color="#000000" style:font-name="Arial1" fo:font-size="12pt" officeooo:paragraph-rsid="0002eff3" style:font-size-asian="12pt" style:font-size-complex="12pt"/>
    </style:style>
    <style:style style:name="P4" style:family="paragraph" style:parent-style-name="Standard">
      <style:text-properties fo:color="#000000" style:font-name="Arial1" fo:font-size="12pt" officeooo:rsid="00030be3" officeooo:paragraph-rsid="00030be3" style:font-size-asian="12pt" style:font-size-complex="12pt"/>
    </style:style>
    <style:style style:name="P5" style:family="paragraph" style:parent-style-name="Standard">
      <style:text-properties fo:color="#000000" style:font-name="Arial1" fo:font-size="12pt" officeooo:rsid="00030be3" officeooo:paragraph-rsid="000318b9" style:font-size-asian="12pt" style:font-size-complex="12pt"/>
    </style:style>
    <style:style style:name="P6" style:family="paragraph" style:parent-style-name="Standard">
      <style:text-properties fo:color="#000000" style:font-name="Arial1" fo:font-size="12pt" officeooo:rsid="000318b9" officeooo:paragraph-rsid="000318b9" style:font-size-asian="12pt" style:font-size-complex="12pt"/>
    </style:style>
    <style:style style:name="P7" style:family="paragraph" style:parent-style-name="Standard">
      <style:text-properties fo:color="#000000" style:font-name="Arial1" fo:font-size="12pt" officeooo:rsid="00054d19" officeooo:paragraph-rsid="00054d19" style:font-size-asian="12pt" style:font-size-complex="12pt"/>
    </style:style>
    <style:style style:name="P8" style:family="paragraph" style:parent-style-name="Text_20_body">
      <style:paragraph-properties fo:margin-left="0in" fo:margin-right="0in" fo:margin-top="0in" fo:margin-bottom="0.1563in" style:contextual-spacing="false" fo:text-indent="0in" style:auto-text-indent="false" fo:padding="0in" fo:border="none"/>
      <style:text-properties fo:color="#000000" style:font-name="Arial1" fo:font-size="12pt" style:font-size-asian="12pt" style:font-size-complex="12pt"/>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fo:color="#000000" style:font-name="Arial1" fo:font-size="12pt" style:font-size-asian="12pt" style:font-size-complex="12pt"/>
    </style:style>
    <style:style style:name="P10" style:family="paragraph" style:parent-style-name="Heading_20_3">
      <style:text-properties fo:font-variant="normal" fo:text-transform="none" fo:color="#000000" style:font-name="Arial1" fo:font-size="12pt" fo:letter-spacing="-0.0102in" fo:font-style="normal" fo:font-weight="normal" style:font-size-asian="12pt" style:font-size-complex="12pt"/>
    </style:style>
    <style:style style:name="P11" style:family="paragraph" style:parent-style-name="Heading_20_3">
      <style:paragraph-properties fo:margin-left="0.2602in" fo:margin-right="0.2602in" fo:margin-top="0.2602in" fo:margin-bottom="0.1563in" style:contextual-spacing="false" fo:line-height="130%" fo:text-align="center" style:justify-single-word="false" fo:widows="1" fo:text-indent="0in" style:auto-text-indent="false" fo:padding="0in" fo:border="none"/>
      <style:text-properties fo:font-variant="normal" fo:text-transform="none" fo:color="#000000" style:font-name="Arial1" fo:font-size="12pt" fo:letter-spacing="-0.0102in" fo:font-style="normal" fo:font-weight="normal" style:font-size-asian="12pt" style:font-size-complex="12pt"/>
    </style:style>
    <style:style style:name="T1" style:family="text">
      <style:text-properties style:text-underline-style="solid" style:text-underline-width="auto" style:text-underline-color="font-color" fo:background-color="transparent" loext:char-shading-value="0" fo:padding="0in" fo:border="none"/>
    </style:style>
    <style:style style:name="T2" style:family="text">
      <style:text-properties officeooo:rsid="0002eff3"/>
    </style:style>
    <style:style style:name="T3" style:family="text">
      <style:text-properties officeooo:rsid="00030be3"/>
    </style:style>
    <style:style style:name="T4" style:family="text">
      <style:text-properties officeooo:rsid="000318b9"/>
    </style:style>
    <style:style style:name="T5" style:family="text">
      <style:text-properties officeooo:rsid="000735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3">Ahora mismo no tenemos vacantes en nuestra plantilla, pero si nos autorizas a guardar tu CV, lo estudiaremos y de surgir alguna te llamaremos para una entrevista.</text:h>
      <text:h text:style-name="P11" text:outline-level="3">¿Cuál es el perfil de nuestros trabajadores?</text:h>
      <text:p text:style-name="P9"><text:span text:style-name="T1">Técnicos</text:span>: Buscamos titulados superiores o titulados medios en carreras técnicas (Ingenierías, Química, Farmacia, Biotecnología, Física, Informática,…), con buenos conocimientos de idiomas (imprescindible alto nivel de Inglés hablado y escrito). Si estás dispuesto a un periodo de formación no es necesaria experiencia en patentes. Sin embargo se valorará haber trabajado en el sector, haber recibido cursos y, sobre todo, tener aprobado el EQE o alguno de sus papers.</text:p>
      <text:p text:style-name="P9"><text:span text:style-name="T1">Abogados</text:span>: Buscamos licenciados en Derecho con buenos conocimientos de idiomas (imprescindible alto nivel de Inglés hablado y escrito). Se valorará haber trabajado en el sector y haber recibido cursos sobre la materia. Buscamos abogados capaces de tramitar marcas Española, Comunitarias e Internacionales; capaces de oponerse a los registros de terceros, de interponer recursos, incluyendo RCA. También valoramos que sean capaces de redactar acuerdos de licencias, tanto de patentes como de marcas, de transferencia de tecnología y que sean capaces de intervenir en las negociaciones de dichos acuerdos. Por último valoraremos que tengan experiencia en procesal, especialmente en materia de IP.</text:p>
      <text:p text:style-name="P9"><text:span text:style-name="T1">Administrativos</text:span>: Buscamos paralegals con buenos conocimientos de idiomas (imprescindible alto nivel de Inglés hablado y escrito). Se valorará haber trabajado en el sector y haber recibido cursos sobre la materia. Buscamos administrativos que sepan de tramitación de patentes y de marcas, ante las diferentes oficinas. Que se desenvuelvan bien en informática. Valoramos también que tengan conocimientos contables (facturación, bancos y contabilidad), de nóminas y laboral en general, así como de temas fiscales, como presentación de impuestos.</text:p>
      <text:p text:style-name="P8">Estamos dispuestos a estudiar candidaturas a tiempo parcial que ayuden a conciliar la vida familiar.</text:p>
      <text:p text:style-name="P8">Si crees reunir alguno de estos perfiles, mándanos tu CV con foto y con tus pretensiones económicas (no se tendrán en cuenta candidaturas sin este dato) a la dirección de correo-e que figura en nuestra página web. El mero hecho de enviarnos tu CV implica que nos autorizas a guardarlo en nuestro servidor, de forma confidencial y a utilizar los datos en él reflejados solo a efectos de una posible selección para un puesto de trabajo en nuestra firma.</text:p>
      <text:p text:style-name="P8"/>
      <text:p text:style-name="P8"/>
      <text:p text:style-name="P8"/>
      <text:p text:style-name="P8"/>
      <text:p text:style-name="P3"><text:soft-page-break/><text:span text:style-name="T2">Right now we do not have any open positions in our staff, however if you authorize us to store your CV we will study it and in case any position opens we would contact you to arrange an interview.</text:span></text:p>
      <text:p text:style-name="P1"/>
      <text:p text:style-name="P1">What is the profile of our staff?</text:p>
      <text:p text:style-name="P1"/>
      <text:p text:style-name="P2">Technicians: We look for <text:span text:style-name="T3">graduate or certified personel in Technical Careers (Engineering, Chemistry, Pharmacy, Biotechnology, Physics, Computer Science,...), who are fluent in multiple languages (a high level of written and spoken English is essential). <text:s/>If you are willing to subject yourself to a training period, a previous experience with patents is not required. However, previous experience in the sector, having taken courses and, above all, approving the EQE or equivalent will be valued positively.</text:span></text:p>
      <text:p text:style-name="P5">Lawyers: We look for graduates with a Bachelors degree in Law, <text:s/>who are fluent in <text:span text:style-name="T4">multiple</text:span> languages (a high level of written and spoken English is essential). Previous experience in the sector and having taken courses on the subject will be valued positively. We look for lawyers capable of processing Spanish, <text:span text:style-name="T4">European and International</text:span> trademarks, <text:span text:style-name="T4">capable of opposing third party registrations, making appeals, including RCA. Drafting license agreements, both from patents or trademarks, on the transfer of technologies as well as being able of intervening in the negotiations to such agreements are valued positively.</text:span></text:p>
      <text:p text:style-name="P6">Office clerks: We look for paralegals who are fluent in multiple<text:span text:style-name="T3"> languages (a high level of written and spoken English is essential). Previous experience in the sector and having taken courses on the subject will be valued positively. We look for staff that have knowledge on patent and trademark processing, at the various offices. That are familiar with computers. Having accounting knowledge (billing, banking and bookeping), payroll and general management, as well as fiscal subjects, as taxes submission will be viewed on favorable light. </text:span></text:p>
      <text:p text:style-name="P7">We are willing to consider part-time applications in order to help them balance family life.</text:p>
      <text:p text:style-name="P7"/>
      <text:p text:style-name="P7">If you feel like you fit one of the profiles stated above, send us your CV with a photo and your financial expectations (applications without this <text:s/>will not be taken into account) to the email address shown in our website. By sending us your CV you are agreeing for us to store it on our webserver, confidentially, and to use the data in it only in the event of <text:span text:style-name="T5">a selection process for a position at our firm.</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Montserrat" svg:font-family="Montserrat, sans-serif"/>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4T13:52:58.463892120</meta:creation-date>
    <dc:date>2015-05-14T16:11:06.369497347</dc:date>
    <meta:editing-duration>PT46S</meta:editing-duration>
    <meta:editing-cycles>1</meta:editing-cycles>
    <meta:document-statistic meta:table-count="0" meta:image-count="0" meta:object-count="0" meta:page-count="2" meta:paragraph-count="14" meta:word-count="762" meta:character-count="4862" meta:non-whitespace-character-count="4110"/>
    <meta:generator>LibreOffice/4.2.8.2$Linux_X86_64 LibreOffice_project/420m0$Build-2</meta:generator>
  </office:meta>
</office:document-meta>
</file>